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5" style:family="table">
      <style:table-properties style:width="9.918cm" table:align="left" style:writing-mode="lr-tb"/>
    </style:style>
    <style:style style:name="Taula5.A" style:family="table-column">
      <style:table-column-properties style:column-width="8.354cm"/>
    </style:style>
    <style:style style:name="Taula5.B" style:family="table-column">
      <style:table-column-properties style:column-width="0.743cm"/>
    </style:style>
    <style:style style:name="Taula5.C" style:family="table-column">
      <style:table-column-properties style:column-width="0.822cm"/>
    </style:style>
    <style:style style:name="Taula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Courier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ext_20_body" style:master-page-name="Standard">
      <style:paragraph-properties fo:line-height="150%" fo:text-align="start" style:justify-single-word="false" style:page-number="auto" fo:break-before="page">
        <style:tab-stops>
          <style:tab-stop style:position="3.069cm"/>
        </style:tab-stops>
      </style:paragraph-properties>
    </style:style>
    <style:style style:name="P23" style:family="paragraph" style:parent-style-name="Text_20_body">
      <style:paragraph-properties fo:text-align="justify" style:justify-single-word="false"/>
      <style:text-properties style:font-name="Courier"/>
    </style:style>
    <style:style style:name="P24" style:family="paragraph" style:parent-style-name="Text_20_body">
      <style:paragraph-properties fo:text-align="start" style:justify-single-word="false"/>
      <style:text-properties style:font-name="Courier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</style:style>
    <style:style style:name="P30" style:family="paragraph" style:parent-style-name="Text_20_body">
      <style:paragraph-properties fo:line-height="100%" fo:text-align="justify" style:justify-single-word="false"/>
    </style:style>
    <style:style style:name="P31" style:family="paragraph" style:parent-style-name="Text_20_body" style:master-page-name="Standard">
      <style:paragraph-properties fo:line-height="10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line-height="150%" fo:text-align="justify" style:justify-single-word="false">
        <style:tab-stops>
          <style:tab-stop style:position="3.069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style:font-name="Aria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arial" fo:font-style="italic" style:font-style-asian="italic" style:font-style-complex="italic"/>
    </style:style>
    <style:style style:name="T16" style:family="text">
      <style:text-properties style:font-name="arial" fo:language="en" fo:country="US" fo:font-style="italic" style:font-style-asian="italic" style:language-complex="ar" style:country-complex="SA" style:font-style-complex="italic"/>
    </style:style>
    <style:style style:name="T17" style:family="text">
      <style:text-properties style:font-name="arial"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8" style:family="text">
      <style:text-properties style:font-name="arial" fo:language="ca" fo:country="ES" fo:font-style="italic" style:font-style-asian="italic" style:language-complex="ar" style:country-complex="SA" style:font-style-complex="italic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22" style:family="text">
      <style:text-properties style:font-name="Courier"/>
    </style:style>
    <style:style style:name="T23" style:family="text">
      <style:text-properties fo:language="ca" fo:country="E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24" style:family="text">
      <style:text-properties fo:language="ca" fo:country="ES" fo:font-weight="normal" style:font-weight-asian="normal" style:language-complex="ar" style:country-complex="SA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xamen final M6 UF4 – Seguretat activa.<text:span text:style-name="T6"> Part 1. Sense accés a l'ordinador.<text:line-break/>Total punts part teòrica: <text:s text:c="4"/><text:tab/>/ 27 punts<text:tab/>Total punts part pràctica: 55 <text:s text:c="2"/>/ punts </text:span><text:line-break/>Total punts: 82 punts</text:p>
      <text:p text:style-name="P13"><text:span text:style-name="T4"><text:line-break/></text:span><text:span text:style-name="T15">Pregunta 1</text:span><text:span text:style-name="T14"> </text:span><text:span text:style-name="T4">(1 punt) </text:span><text:span text:style-name="T23">Anomena un mètode amb el qual pugui verificar que un fitxer que he descarregat d'Internet és el que diu que és:</text:span></text:p>
      <text:p text:style-name="P14"><text:span text:style-name="T20"/></text:p>
      <text:p text:style-name="P14"><text:span text:style-name="T18">Pregunta</text:span><text:span text:style-name="T16"> 2</text:span><text:span text:style-name="T17"> </text:span><text:span text:style-name="T21">(2 punts) </text:span><text:span text:style-name="T24">Quina diferència hi ha entre un fitxer .CSR I un fitxer .CRT ?</text:span></text:p>
      <text:p text:style-name="P14"><text:span text:style-name="T20"/></text:p>
      <text:p text:style-name="P14"><text:span text:style-name="T20"/></text:p>
      <text:p text:style-name="P16"><text:span text:style-name="T11">Pregunta 3</text:span>. <text:span text:style-name="T10">(1 punt) </text:span>Amb l'obtenció de la signatura electrònica podem:</text:p>
      <text:p text:style-name="P20">a)posar la meva signatura al final dels arxius de text.</text:p>
      <text:p text:style-name="P21">b)comprar coses per Internet amb la targeta i, després, signar.<text:line-break/>c) enviar correus electrònics amb la meva signatura.</text:p>
      <text:p text:style-name="P20">d) enviar un correu sense que ningú en pugui modificar el contingut.</text:p>
      <text:p text:style-name="P20"/>
      <text:p text:style-name="P32"><text:span text:style-name="T13">Pregunta 4.</text:span><text:span text:style-name="T12"> </text:span><text:span text:style-name="T7">(3 punts) </text:span><text:span text:style-name="T12">Marqueu si les opcions són vertaderes (V) o falses (F).</text:span>Les eines següents ens permet treballar la seguretat activa contra els virus i les intrusions: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Table_20_Heading">Afirmació</text:p>
          </table:table-cell>
          <table:table-cell table:style-name="Taula5.A1" office:value-type="string">
            <text:p text:style-name="Table_20_Heading">V</text:p>
          </table:table-cell>
          <table:table-cell table:style-name="Taula5.A1" office:value-type="string">
            <text:p text:style-name="Table_20_Heading">F</text:p>
          </table:table-cell>
        </table:table-row>
        <table:table-row>
          <table:table-cell table:style-name="Taula5.A1" office:value-type="string">
            <text:p text:style-name="Table_20_Contents">NIDS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  <table:table-row>
          <table:table-cell table:style-name="Taula5.A1" office:value-type="string">
            <text:p text:style-name="Table_20_Contents">SSH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  <table:table-row>
          <table:table-cell table:style-name="Taula5.A1" office:value-type="string">
            <text:p text:style-name="Table_20_Contents">FTP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  <table:table-row>
          <table:table-cell table:style-name="Taula5.A1" office:value-type="string">
            <text:p text:style-name="Table_20_Contents">Registre d'esdeveniments del sistema operatiu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  <table:table-row>
          <table:table-cell table:style-name="Taula5.A1" office:value-type="string">
            <text:p text:style-name="Table_20_Contents">Pla de contingència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  <table:table-row>
          <table:table-cell table:style-name="Taula5.A1" office:value-type="string">
            <text:p text:style-name="Table_20_Contents"><text:span text:style-name="Emphasis">Wireshark</text:span></text:p>
          </table:table-cell>
          <table:table-cell table:style-name="Taula5.A1" office:value-type="string">
            <text:p text:style-name="P19"/>
          </table:table-cell>
          <table:table-cell table:style-name="Taula5.A1" office:value-type="string">
            <text:p text:style-name="P19"/>
          </table:table-cell>
        </table:table-row>
      </table:table>
      <text:p text:style-name="P15"/>
      <text:p text:style-name="Text_20_body"><text:span text:style-name="T11">Pregunta 5. </text:span><text:span text:style-name="T7">(1 punt)</text:span><text:span text:style-name="T11"> </text:span>Digues el nom d'un programa que <text:span text:style-name="T5">haguem vist a classe </text:span>que serveixi per a recuperar fitxers que s'hagin suprimit accidentalment en un entorn Windows.</text:p>
      <text:p text:style-name="Text_20_body"/>
      <text:p text:style-name="Text_20_body"><text:span text:style-name="T11">Pregunta 6. </text:span><text:span text:style-name="T7">(1 punt)</text:span><text:span text:style-name="T11"> </text:span>Digues el nom d'un programa que haguem vist a classe que es pugui utilitzar com a sistema de “ticketing”.</text:p>
      <text:p text:style-name="Text_20_body"/>
      <text:p text:style-name="Text_20_body"><text:span text:style-name="T11">Pregunta 7. </text:span><text:span text:style-name="T7">(1 punts)</text:span><text:span text:style-name="T11"> </text:span>Digues el nom d'un programa que haguem vist a classe i que utilitzéssim per a crear certificats digitals.</text:p>
      <text:p text:style-name="Text_20_body"><text:span text:style-name="T11"/></text:p>
      <text:p text:style-name="Text_20_body"><text:span text:style-name="T11"/></text:p>
      <text:p text:style-name="Text_20_body"><text:soft-page-break/><text:span text:style-name="T11">Pregunta 8. </text:span><text:span text:style-name="T7">(3 punts)</text:span>Explica amb les teves paraules en què consisteix la tècnica de TCP/IP fingerprinting ?</text:p>
      <text:p text:style-name="Text_20_body"/>
      <text:p text:style-name="Text_20_body"><text:line-break/></text:p>
      <text:p text:style-name="Text_20_body"/>
      <text:p text:style-name="Text_20_body"><text:line-break/><text:span text:style-name="T11">Pregunta 9. </text:span><text:span text:style-name="T7">(4 punts) </text:span><text:span text:style-name="T8">Quina diferència hi ha entre un FIPS i un NIPS ? Digues el nom d'un programa que haguem vist a classe que implementi cadascun dels dos conceptes.</text:span></text:p>
      <text:p text:style-name="Text_20_body"/>
      <text:p text:style-name="Text_20_body"/>
      <text:p text:style-name="Text_20_body"/>
      <text:p text:style-name="Text_20_body"/>
      <text:p text:style-name="Text_20_body"><text:span text:style-name="T11">Pregunta 10. </text:span><text:span text:style-name="T7">(1 punts) </text:span><text:span text:style-name="T8">Anomena el nom d'un programa que haguem vist a classe que serveixi per a “ofuscar” la identitat del nostre sistema operatiu.<text:line-break/></text:span></text:p>
      <text:p text:style-name="Text_20_body"><text:span text:style-name="T11">Pregunta 11. </text:span><text:span text:style-name="T7">(3 punts) </text:span>Explica amb les teves paraules a què ens referim amb el concepte d'autoritats certificadores.</text:p>
      <text:p text:style-name="Text_20_body"/>
      <text:p text:style-name="Text_20_body"/>
      <text:p text:style-name="Text_20_body"><text:span text:style-name="T11">Pregunta 12. </text:span><text:span text:style-name="T7">(2 punts) </text:span>Per què serveix el programari “<text:span text:style-name="T5">tripwire</text:span>” ?</text:p>
      <text:p text:style-name="Text_20_body"/>
      <text:p text:style-name="Text_20_body"/>
      <text:p text:style-name="Text_20_body"><text:span text:style-name="T11">Pregunta 13. </text:span><text:span text:style-name="T7">(1 punts) </text:span>Per què serveix el programari “<text:span text:style-name="T5">chkrootkit</text:span> “ ?</text:p>
      <text:p text:style-name="Text_20_body"/>
      <text:p text:style-name="Text_20_body"/>
      <text:p text:style-name="Text_20_body"><text:span text:style-name="T11">Pregunta 14. </text:span><text:span text:style-name="T7">(3 punts)</text:span><text:span text:style-name="T11"> </text:span>Explica amb les teves paraules a què es refereix el concepte de “pla de contingència”. Posa un exemple.</text:p>
      <text:p text:style-name="Text_20_body"/>
      <text:p text:style-name="Text_20_body"/>
      <text:p text:style-name="Text_20_body"/>
      <text:p text:style-name="Text_20_body"/>
      <text:p text:style-name="P22"><text:span text:style-name="T9">Examen final M6 UF4 – Seguretat activa. Part 2. Amb accés a l'ordinador.<text:line-break/></text:span></text:p>
      <text:p text:style-name="P29"><text:span text:style-name="T11">Pregunta 15. </text:span><text:span text:style-name="T7">(4 punts)</text:span><text:span text:style-name="T11"> </text:span><text:span text:style-name="T19">Penja al Moodle</text:span> l'informe que vas realitzar a un company en concepte d'autoria de seguretat. (Exporta'l en algun format que creguis convenient).</text:p>
      <text:p text:style-name="P30"/>
      <text:p text:style-name="P28"><text:span text:style-name="T11">Pregunta 16. </text:span><text:span text:style-name="T7">(6 punts)</text:span><text:span text:style-name="T11"> </text:span>Descarrega, des d'aquesta ubicació (<text:a xlink:type="simple" xlink:href="http://ftp.mozilla.org/pub/mozilla.org/thunderbird/releases/latest/">http://ftp.mozilla.org/pub/mozilla.org/thunderbird/releases/latest/</text:a>), la darrera versió del programa Mozilla Thunderbird i demostra, amb una captura de pantalla, que el fitxer que has descarregat no ha estat alterat.</text:p>
      <text:p text:style-name="P18"/>
      <text:p text:style-name="P18"><text:span text:style-name="T11">Pregunta 17 </text:span><text:span text:style-name="T7">(3 punts)</text:span><text:span text:style-name="T11"> </text:span>Suprimeix el fitxer anterior de manera segura. Demostra-ho en una captura de pantalla.</text:p>
      <text:p text:style-name="P18"/>
      <text:p text:style-name="P18"><text:span text:style-name="T11">Pregunta 18 </text:span><text:span text:style-name="T7">(3 punts)</text:span><text:span text:style-name="T11"> </text:span><text:span text:style-name="T6">Quin dia caduca el certificat digital que vàrem crear a classe ?</text:span></text:p>
      <text:p text:style-name="P18"/>
      <text:p text:style-name="P18"><text:span text:style-name="T11">Pregunta 19</text:span> <text:span text:style-name="T7">(4 punts) </text:span>Executa un procediment que examini si els programes top, tcpdump, sshd i passwd <text:s/>del teu sistema GNU/Linux estan “piratejats”. Envia una captura de pantalla demostrant que ho has fet.</text:p>
      <text:p text:style-name="P18"><text:span text:style-name="T11"/></text:p>
      <text:p text:style-name="P18"><text:span text:style-name="T11">Pregunta 20 </text:span><text:span text:style-name="T7">(4 punts) </text:span>Explica amb les teves paraules per què serveix la comanda <text:span text:style-name="T22">tripwire -m i</text:span></text:p>
      <text:p text:style-name="P18"/>
      <text:p text:style-name="P18"/>
      <text:p text:style-name="P18"/>
      <text:p text:style-name="P18"><text:span text:style-name="T11">Pregunta 21 </text:span><text:span text:style-name="T7">(4 punts)</text:span><text:span text:style-name="T11"> </text:span>Mostra, en una captura de pantalla, l'execució de l'antivirus Avira Command Line escanejant una unitat <text:a xlink:type="simple" xlink:href="../../../../C:/">C:\</text:a> del teu ordinador.</text:p>
      <text:p text:style-name="P18"/>
      <text:p text:style-name="P18"><text:span text:style-name="T11">Pregunta 22 </text:span><text:span text:style-name="T7">(4 punts)</text:span><text:span text:style-name="T11"> </text:span>Analitza la xarxa amb un NIPS i mostra les incidències que han aparegut durant aquesta estona.</text:p>
      <text:p text:style-name="P18"/>
      <text:p text:style-name="P18"><text:span text:style-name="T11">Pregunta 23 </text:span><text:span text:style-name="T7">(4 punts)</text:span><text:span text:style-name="T11"> </text:span>Pregunta Mostra, en una captura de pantalla, un correu electrònic del qual hagis pogut verificar l'autenticitat de l'emissor.</text:p>
      <text:p text:style-name="P18"/>
      <text:p text:style-name="P18"><text:span text:style-name="T11">Pregunta 24 </text:span><text:span text:style-name="T7">(4 punts)</text:span><text:span text:style-name="T11"> </text:span>Mostra, en una captura de pantalla, la teva clau pública generada en el Mozilla Thunderbird.</text:p>
      <text:p text:style-name="P18"/>
      <text:p text:style-name="P18"/>
      <text:p text:style-name="P18"/>
      <text:p text:style-name="P18"/>
      <text:p text:style-name="P18"><text:span text:style-name="T11">Pregunta 25.</text:span> <text:span text:style-name="T7">(8 punts) </text:span><text:span text:style-name="T8">Anomena els ports que tenen oberts així com el sistema operatiu que utilitzen les màquines ubicades en els dominis d'internet següents:</text:span></text:p>
      <text:p text:style-name="P18"><text:soft-page-break/><text:a xlink:type="simple" xlink:href="http://www.ctfc.cat/">www.ctfc.cat</text:a></text:p>
      <text:p text:style-name="P18"/>
      <text:p text:style-name="P18"/>
      <text:p text:style-name="P18"/>
      <text:p text:style-name="P18"/>
      <text:p text:style-name="P18"><text:a xlink:type="simple" xlink:href="http://www.mpg.de/">www.mpg.de</text:a></text:p>
      <text:p text:style-name="P18"/>
      <text:p text:style-name="P18"/>
      <text:p text:style-name="P18"/>
      <text:p text:style-name="P18"><text:span text:style-name="T11">Pregunta 26.</text:span> <text:span text:style-name="T7">(7 punts) </text:span>Executa les instruccions següents amb el programa hashdeep dins de la mateixa carpeta del programa i explica pas a pas què està passant:</text:p>
      <text:p text:style-name="P18"/>
      <text:p text:style-name="P24">time /t &gt; t.txt</text:p>
      <text:p text:style-name="P24"><text:line-break/>date /t &gt; d.txt</text:p>
      <text:p text:style-name="P24"><text:line-break/>dir /t &gt; f.txt</text:p>
      <text:p text:style-name="P24"><text:line-break/><text:span text:style-name="T11">hashdeep *.txt &gt; f.txt</text:span></text:p>
      <text:p text:style-name="P24"><text:span text:style-name="T11"><text:line-break/></text:span>time /t &gt; t.txt</text:p>
      <text:p text:style-name="P17"/>
      <text:p text:style-name="P27">Amb quina comanda puc veure els fitxers que han estat modificats a partir de la comanda marcada en negreta ?</text:p>
      <text:p text:style-name="P2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3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7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Seguretat activa</text:p></table:table-cell><table:table-cell table:style-name="Taula3.A2" office:value-type="string"><text:p text:style-name="MP4">Data: 27/02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2 M6 UF4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2 M6 UF4 Examen</text:file-name></text:span><text:span text:style-name="MT2"><text:tab/>Pàgina </text:span><text:span text:style-name="MT2"><text:page-number text:select-page="current">4</text:page-number></text:span><text:span text:style-name="MT2"> de </text:span><text:span text:style-name="MT2"><text:page-count>4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2-26T22:02:10</dc:date>
    <meta:print-date>2007-03-02T17:20:29</meta:print-date>
    <dc:language>es-ES</dc:language>
    <meta:editing-cycles>217</meta:editing-cycles>
    <meta:editing-duration>P1DT22H4M12S</meta:editing-duration>
    <dc:creator>Gerard Ballabriga</dc:creator>
    <meta:document-statistic meta:table-count="7" meta:image-count="5" meta:object-count="0" meta:page-count="4" meta:paragraph-count="72" meta:word-count="760" meta:character-count="4561" meta:non-whitespace-character-count="3843"/>
    <meta:user-defined meta:name="Info 1"/>
    <meta:user-defined meta:name="Info 2"/>
    <meta:user-defined meta:name="Info 3"/>
    <meta:user-defined meta:name="Info 4"/>
  </office:meta>
</office:document-meta>
</file>